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5-0146 <text:s text:c="28"/>04/05/2015</text:p>
      <text:p text:style-name="P12"><text:s text:c="6"/>Compañia Eléctrica Cucumacayan, S.A. de C.V.</text:p>
      <text:p text:style-name="P13"><text:s text:c="7"/>77 Av. Norte, No. 210 <text:s text:c="3"/></text:p>
      <text:p text:style-name="P14"><text:s text:c="11"/>San Salvador <text:s text:c="13"/>0210-231254-001-5 <text:s text:c="28"/>6704-0</text:p>
      <text:p text:style-name="P14"><text:s text:c="41"/>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Plan de alojamiento web trimestral</text:span><text:tab/> <text:s text:c="33"/><text:span text:style-name="T3">$ 58.85 <text:s text:c="23"/>$ 58.85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58.85 </text:p>
      <text:p text:style-name="P18">66.5 <text:s text:c="82"/><text:span text:style-name="T5">$ </text:span>7.65</text:p>
      <text:p text:style-name="P16"><text:span text:style-name="T1"><text:s text:c="19"/></text:span><text:s text:c="69"/><text:span text:style-name="T5">$</text:span> <text:span text:style-name="T1">66.5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66.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